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a" text:start-value="1" style:num-suffix=".">
        <style:list-level-properties text:space-before="0.25in" text:min-label-width="0.25in"/>
      </text:list-level-style-number>
    </text:list-style>
    <text:list-style style:name="L3">
      <text:list-level-style-number text:level="1" text:style-name="Numbering_20_Symbols" style:num-format="1" text:start-value="3" style:num-suffix=".">
        <style:list-level-properties text:space-before="0.2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ext_20_body">@city, @day de @month de @year</text:p>
      <text:h text:style-name="Heading_20_3" text:outline-level="3">INTERVENEN:</text:h>
      <text:p text:style-name="First_20_paragraph">D’una part, @name-person-donor, @position-person-donor i representant de @name-company-donor (en endavant @abbreviation-company-donor), amb domicili social al carrer @street-donor @streetnumber-donor de @city-donor i CIF @vat-donor, en endavant, la part CEDENT.</text:p>
      <text:p text:style-name="Text_20_body">D’altra part, @name-person-receiver en representació de @name-company-manager, amb seu a @street-manager, @streetnumber-manager de @city-manager i CIF @vat-manager, en endavant la part CESSIONÀRIA.</text:p>
      <text:h text:style-name="Heading_20_3" text:outline-level="3">MANIFESTEN:</text:h>
      <text:p text:style-name="First_20_paragraph">La cessionària és una organització independent i sense ànim de lucre que promou l’ús estratègic de les xarxes de comunicació i les tecnologies de la informació i comunicació (TIC) per al desenvolupament i la justícia social i vol facilitar el reaprofitament de maquinari en bon estat de funcionament per part d’entitats sense ànim de lucre i amb un fi social <text:line-break/>………………………………………………………………………………………..</text:p>
      <text:p text:style-name="Text_20_body">La cedent és propietària i prèviament ha utilitzat una gamma d’equips informàtics per al funcionament del seus serveis i activitats, equips completament amortitzats econòmicament i sense utilització actual.</text:p>
      <text:p text:style-name="Text_20_body">La cessionària està interessada en la donació dels equips per al compliment de les finalitats d’interès públic i social indicades en el paràgraf primer.</text:p>
      <text:p text:style-name="Text_20_body">En virtut del què s’ha exposat, ambdues parts, reconeixent-se recíprocament capacitat legal necessària per a obligar-se en representació de les respectives entitats, acorden subscriure el present acord de donació, que es regirà pels següents:</text:p>
      <text:h text:style-name="Heading_20_3" text:outline-level="3">PACTES</text:h>
      <text:p text:style-name="First_20_paragraph">1. OBJECTE</text:p>
      <text:p text:style-name="Text_20_body">1.1. La cedent fa donació de tots els seus drets, títols, interessos i beneficis en i per al maquinari a la cessionària per al compliment de les finalitats indicades i fa constar que no té cap valor comptable.</text:p>
      <text:p text:style-name="Text_20_body">2. CONDICIONS DE LA DONACIÓ</text:p>
      <text:p text:style-name="Text_20_body">2.1. La cessionària es compromet a complir totes les obligacions de la cedent en relació amb el maquinari i l’ús del mateix i a notificar el seu darrer destí, que pot ser:</text:p>
      <text:list text:style-name="L1">
        <text:list-item>
          <text:p text:style-name="P1">En el cas del maquinari <text:span text:style-name="T1">per</text:span><text:span text:style-name="T2"> </text:span><text:span text:style-name="T3">a</text:span><text:span text:style-name="T4"> </text:span><text:span text:style-name="T5">reutilitzar</text:span> donat als receptors, la cessionària informarà a la cedent de la ubicació geogràfica del maquinari, l’entitat que en fa reús i en cas que ja no s’usi, la data i ubicació del punt verd on s’ha portat a reciclar.</text:p>
        </text:list-item>
        <text:list-item>
          <text:p text:style-name="P1">En el cas del maquinari <text:span text:style-name="T6">per</text:span><text:span text:style-name="T7"> </text:span><text:span text:style-name="T8">a</text:span><text:span text:style-name="T9"> </text:span><text:span text:style-name="T10">reparar</text:span> donat als proveïdors, la cessionària informarà a la cedent de les dades del proveïdor, tipologia d’entitat i la ubicació geogràfica del proveïdor.</text:p>
        </text:list-item>
      </text:list>
      <text:p text:style-name="First_20_paragraph">2.2. La cessionària es compromet a fer arribar una memòria dels receptors com a màxim als sis mesos de la cessió dels equips i la memòria tindrà una llicència Creative Commons d’Attribució 4.0 Internacional i no comercial (CC BY-NC).</text:p>
      <text:p text:style-name="Text_20_body">2.3. La cessionària es compromet a fer tots els actes i gestions per tal de que:</text:p>
      <text:list text:style-name="L2">
        <text:list-item>
          <text:p text:style-name="P2">Els <text:span text:style-name="T11">receptors</text:span> allarguin el temps de vida útil del maquinari i arribat el punt que el maquinari els hi quedi obsolet i no hi hagi més demanda de reús, el portin a en un punt autoritzat de reciclatge.</text:p>
        </text:list-item>
        <text:list-item>
          <text:p text:style-name="P2">Els <text:span text:style-name="T12">proveïdors</text:span> prioritzin la reparació i preparació per a la reutilització al reciclatge.</text:p>
        </text:list-item>
      </text:list>
      <text:p text:style-name="First_20_paragraph">2.4. La cedent lliura els equips prèvia eliminació de les dades en compliment de la Llei de Protecció de dades de caràcter personal i eximeix a la cessionària d’aquesta responsabilitat, abans que els seus proveïdors iniciïn el procés de preparació per a la reutilització.</text:p>
      <text:p text:style-name="Text_20_body">2.5. La cedent permet a la cessionària que les entitats que proveeixen a aquestes de serveis informàtics puguin realitzar les tasques de ‘posada a punt’ del maquinari a les mateixes instal·lacions de la cedent i no requereix que la cessionària hi sigui presencialment. Aquestes tasques inclouen el diagnòstic, inventariat, destrucció de dades via sobreescriptura, l’etiquetatge i la instal·lació del sistema operatiu i no comporta haver d’obrir físicament l’equipament. Aquestes tasques es poden fer a raó de vuitanta equips informàtics per jornada de treball.</text:p>
      <text:p text:style-name="Text_20_body">2.6. En el moment de la cessió de bens, la cedent permet a la cessionària lliurar el maquinari a entitats que li proveeixen de serveis (proveïdors) i a entitats d’interès social i a programes solidaris (receptors) i aquest lliurament es pot realitzar a les mateixes instal·lacions de la cedent i no requereix que la cessionària hi sigui presencialment.</text:p>
      <text:p text:style-name="Text_20_body">2.7. La cedent dóna i assigna a la cessionària el maquinari que funciona i supera les proves de rendiment (per a reutilitzar), i el maquinari que no funciona o té baix rendiment (per a reparar) però que pot ser reparat, actualitzat o reciclat. La totalitat del maquinari per a reutilitzar és dóna als receptors, i la totalitat del maquinari per a reparar i/o reciclar, als proveïdors per a que el reparin, actualitzin o en facin el reciclatge adeqüat.</text:p>
      <text:p text:style-name="Text_20_body">2.8. La cessionària, els proveïdors i els receptors hauran de subscriue de forma obligatòria tots els punts de la llicència <text:a xlink:type="simple" xlink:href="https://github.com/eReuse/commons/blob/master/License_ElectronicReuse_ca.md" office:name=""><text:span text:style-name="Definition">ELECTRONIC REUSE COMMONS</text:span></text:a>, que, de manera irrevocable, compromet al receptor que faci un ús social del maquinari i que al finalitzar el seu temps d’ús el dipositarà en un punt verd autoritzat.</text:p>
      <text:list text:style-name="L3">
        <text:list-item>
          <text:p text:style-name="P3">CERTIFICATS</text:p>
        </text:list-item>
      </text:list>
      <text:p text:style-name="First_20_paragraph">3.1. <text:span text:style-name="T13">Certificat</text:span><text:span text:style-name="T14"> </text:span><text:span text:style-name="T15">de</text:span><text:span text:style-name="T16"> </text:span><text:span text:style-name="T17">lliurament</text:span><text:span text:style-name="T18"> </text:span><text:span text:style-name="T19">(albarà</text:span>): Quan la cedent dóna a la cessionària els equips i aquesta han de lliurar telemàticament a la cedent un albarà, on constarà:</text:p>
      <text:list text:style-name="L4">
        <text:list-item>
          <text:p text:style-name="P4">La identificació del maquinari (número d’inventari de la cedent).</text:p>
        </text:list-item>
        <text:list-item>
          <text:p text:style-name="P4">La marca i model del maquinari cedit</text:p>
        </text:list-item>
        <text:list-item>
          <text:p text:style-name="P4">La identificació del maquinari del fabricant o el número de sèrie (identificador del fabricant), només pel maquinari considerat <text:span text:style-name="T20">per</text:span><text:span text:style-name="T21"> </text:span><text:span text:style-name="T22">a</text:span><text:span text:style-name="T23"> </text:span><text:span text:style-name="T24">reutilitzar</text:span>,</text:p>
        </text:list-item>
        <text:list-item>
          <text:p text:style-name="P4">El receptor i/o proveïdor de la cessionària a qui aquesta fa la cessió.</text:p>
        </text:list-item>
        <text:list-item>
          <text:p text:style-name="P4">La tipologia de maquinari que es defineix com a <text:span text:style-name="T25">per</text:span><text:span text:style-name="T26"> </text:span><text:span text:style-name="T27">a</text:span><text:span text:style-name="T28"> </text:span><text:span text:style-name="T29">reutilitzar</text:span><text:span text:style-name="T30"> </text:span><text:span text:style-name="T31">o</text:span><text:span text:style-name="T32"> </text:span><text:span text:style-name="T33">per</text:span><text:span text:style-name="T34"> </text:span><text:span text:style-name="T35">a</text:span><text:span text:style-name="T36"> </text:span><text:span text:style-name="T37">reparar.</text:span></text:p>
        </text:list-item>
      </text:list>
      <text:p text:style-name="First_20_paragraph">3.2. <text:span text:style-name="T38">Certificat</text:span><text:span text:style-name="T39"> </text:span><text:span text:style-name="T40">de</text:span><text:span text:style-name="T41"> </text:span><text:span text:style-name="T42">reciclatge:</text:span> Quan la cedent dóna a la cessionària el maquinari per a reparar (i fins a 10 dies naturals després de la donació), aquesta o els seus proveïdors han de lliurar digitalment a la cedent un certificat amb la relació del maquinari que s’ha enviat a reciclar i el que s’ha enviat a la posada a punt per a la reutilització i en aquest certificat constarà la relació de números d’inventari de la cedent així com la marca i el model del maquinari cedit.</text:p>
      <text:h text:style-name="Heading_20_3" text:outline-level="3">4. RESPONSABILITATS</text:h>
      <text:p text:style-name="First_20_paragraph">La cedent podrà repetir contra la cessionària tots els danys i perjudicis que derivin d’un incompliment per part d’aquesta en la seva gestió i obligacions contretes en el present acord en relació al maquinari.</text:p>
      <text:h text:style-name="Heading_20_3" text:outline-level="3">5. VIGÈNCIA</text:h>
      <text:p text:style-name="First_20_paragraph">El present conveni té una vigència de dos anys i es renovarà de forma tàcita de forma anual excepte decisió de qualsevol de les parts comunicada per escrit a l’altra amb una anticipació mínima d’un mes. En tot cas, la vigència màxima de l’acord, incloent el termini inicial i les eventuals pròrrogues, serà de 4 anys.</text:p>
      <text:h text:style-name="Heading_20_3" text:outline-level="3">6. CONTRAPRESTACIONS ECONÒMIQUES</text:h>
      <text:p text:style-name="First_20_paragraph">Aquest acord no implica obligacions de caràcter econòmic entre les parts.</text:p>
      <text:h text:style-name="Heading_20_3" text:outline-level="3">7. CONFIDENCIALITAT I TRACTAMENT DE LES DADES DE CARÀCTER PERSONAL</text:h>
      <text:p text:style-name="First_20_paragraph">Les parts es comprometen a guardar la màxima reserva i secret sobre la informació classificada com a confidencial, que serà qualsevol dada que les parts puguin accedir en virtut del present acord. Les parts es comprometen a no divulgar aquesta Informació Confidencial així com a no publicar-la ni posar-la a disposició de tercers davant qualsevol modalitat jurídica o de fet.</text:p>
      <text:p text:style-name="Text_20_body">Ambdues parts es comprometen al compliment de la Llei Orgànica 15/1999, de 13 de desembre, de Protecció de Dades de Caràcter Personal i normativa de desenvolupament.</text:p>
      <text:h text:style-name="Heading_20_3" text:outline-level="3">8. CAUSES D’EXTINCIÓ I EFECTES DE L’INCOMPLIMENT</text:h>
      <text:p text:style-name="First_20_paragraph">El present acord s’extingirà per alguna de les causes següents: - Per finalització del termini de vigència. - Per mutu acord de les parts manifestat per escrit. - Per incompliment dels acords que s’hi estableixen. - Per la denúncia d’una de les parts feta amb un mínim de dos mesos d’antelació, la qual cosa donarà lloc a la finalització del seus efectes un cop finalitzat el període de preavís i sense perjudici de finalitzar els compromisos iniciats. - Per les causes generals establertes en la legislació vigent.</text:p>
      <text:p text:style-name="Text_20_body">Qualsevol incompliment de les estipulacions d’aquest conveni permetrà a la part perjudicada optar per exigir-ne el compliment o la resolució.</text:p>
      <text:h text:style-name="Heading_20_3" text:outline-level="3">9. JURISDICCIÓ</text:h>
      <text:p text:style-name="First_20_paragraph">Les parts, per a la resolució de qualsevol qüestió o controvèrsia que pugui sorgir en relació a la interpretació o compliment del present acord, se sotmeten als Jutjats i Tribunals de al ciutat de Barcelona, amb renúncia expressa a qualsevol altre fur que els pogués ser aplicable o a l’arbitratge de dret en cas d’acord en aquest sentit.</text:p>
      <text:p text:style-name="Text_20_body">I en prova de conformitat les dues parts signen aquest acord, per duplicat i a un sol efecte, en la data i el lloc esmentats a l’encapçalament.</text:p>
      <text:p text:style-name="Text_20_body">@name-person-donor …………………………………….</text:p>
      <text:p text:style-name="Text_20_body">@name-company-donor …………………………………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